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text-position="0% 100%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position="super 58%" style:text-underline-style="none"/>
    </style:style>
    <style:style style:name="T8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9_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<text:tab/></text:p>
      <text:p text:style-name="P2">Signed letter<text:tab/><text:tab/><text:tab/><text:tab/><text:tab/>Sabato Morais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Ha'azinu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For Haazinu/</text:p>
      <text:p text:style-name="P5">bet. Kippur &amp; Succot/</text:p>
      <text:p text:style-name="P5"/>
      <text:p text:style-name="P4">[Page 1]</text:p>
      <text:p text:style-name="P5">Brethren./</text:p>
      <text:p text:style-name="P4">Some time ago, I paid an estimable Jewess a visit on a/ Sabbath afternoon. <text:s/>The conversation drifted into a religious/ topic, when the lady candidly said that she objected to/ the discourse I had delivered in the morning. <text:s/>I agreed/ with her, as far it regarded the language and the tone,/ but as to the cause which had suggested the discourse, I/ proved that it was calculated to provoke. <text:s/>You may perhaps/ recall the occasion. <text:s/>My remarks had purposed to show/ that parents are accountable for their children's indiffer-/-ence to the Synagogue and the worship. <text:s/>I cited then in/ <text:span text:style-name="T1">my</text:span><text:span text:style-name="T4"> support of my assertion, the case of lads who were/ to go through the ceremony of being called for the first/ time to the Law, or being publicly acknowledge </text:span><text:span text:style-name="T5">Bar Mitzvah</text:span><text:span text:style-name="T6">,/ but who failed to put in an appearance, when expected./ <text:s/>I admitted that not always ought fathers and mothers to/ be censured for their children's religious apathy, but contended that at so/ tender an age, parental control ought to be visibly felt. <text:s/>If </text:span><text:span text:style-name="T2">at</text:span><text:span text:style-name="T6"> in/ his thirteenth year</text:span><text:span text:style-name="T2">s of age</text:span><text:span text:style-name="T6">, a lad is heedless about the faith/ in which he was born, some radical fault must/ exist in home education./</text:span></text:p>
      <text:p text:style-name="P4"><text:span text:style-name="T6"/></text:p>
      <text:p text:style-name="P4"><text:span text:style-name="T6">[Page 2]</text:span></text:p>
      <text:p text:style-name="P4"><text:span text:style-name="T6">That point the lady conceded, but she made this sen-/-sible observation: "Scolding lectures do no </text:span><text:soft-page-break/><text:span text:style-name="T6">good"./ <text:s/>I have kept her lesson in mind,--though I dare say/ I may forget it again under the pressure of exciting/ circumstances. <text:s/>Accordingly, more than once on being/ displeased with the conduct of the boys who attend/ our divine service on the Sabbath morning, I tried to/ express my disapproval by a look or by a slight mo-/-tion of the head. <text:s/>But I have had reason to re-/-gret that the plan did not answer, and seldom did/ I lament its insufficiency, in my mind, more than on/ a very late occasion./</text:span></text:p>
      <text:p text:style-name="P4"><text:span text:style-name="T6">I do not allude to the behavior on the day of atone-/-ment--though </text:span><text:span text:style-name="T2">simply</text:span><text:span text:style-name="T6"> offensive to God and man--because/ the evil appears incurable. <text:s/>Not until all my people/ shall have learnt (when will that be?) the spirit/ of their religion, and have become more reverential toward/ it, will the going out and coming in, the exchanging/ of signs and the familiar conversation cease among/ adults as well as minors, during the services of that/ sacred day. <text:s/>I do not allude to that which is beyond our/ control, since strangers <text:s/>crowd </text:span><text:span text:style-name="T2">then</text:span><text:span text:style-name="T6"> on Kippur our place of worship,/</text:span></text:p>
      <text:p text:style-name="P4"><text:span text:style-name="T6"/></text:p>
      <text:p text:style-name="P4"><text:span text:style-name="T6">[Page 3]</text:span></text:p>
      <text:p text:style-name="P4"><text:span text:style-name="T6">as curious lookers on, and we have made it a rule not/ to close these doors against any person at any time./ <text:s/>I have special reference now to what happened last Saturday./ <text:s/>A minister of the gentile faith had </text:span><text:span text:style-name="T2">just</text:span><text:span text:style-name="T6"> entered and seated himself/ nearly opposite me, while I was reading the prayer for/ the government. <text:s/>But just at that moment a number/ of our lads, some large and intelligent enough to under-/-stand what is due to propriety--if not to religion--passed/ that minister in their way to the usual recess they take/ in the synagogue yard. <text:s/>Oh how I wished I could have/ </text:span><text:span text:style-name="T5">eyed</text:span><text:span text:style-name="T6"> them back. <text:s/>How I wished when I saw them go, that to spare me the shame/ of their passing again before that clergyman, they would/ remain away the rest of the service! <text:s/>Fortunately,/ the gentleman did not ask for an introduction, for had/ he inquired of me, whether it is the practice in our ser-/-vice to let our children absent themselves at a certain/ stage thereof, I would have felt unutterably confused./ <text:s/>I know that the </text:span><text:span text:style-name="T2">stranger</text:span><text:span text:style-name="T6"> visitor must have thought the sight peculiar,/ for in churches all remain within; public opinion would/ not tolerate a contrary deportment./</text:span></text:p>
      <text:p text:style-name="P4"><text:span text:style-name="T6"/></text:p>
      <text:p text:style-name="P4"><text:span text:style-name="T6">[Page 4]</text:span></text:p>
      <text:p text:style-name="P4"><text:span text:style-name="T6">With us Israelites, public opinion is in a floating/ condition. <text:s/>It has not assumed any particular shape/ or form. <text:s/>We are certainly the most independent of/ </text:span><text:span text:style-name="T2">all</text:span><text:span text:style-name="T6"> people; holding to our personal notions, each/ individual is left to his own option. <text:s/>I deprecate/ this state of affairs in religious questions, and I believe/ it is high time we should create a healthy public/ opinion. <text:s/>We must begin </text:span><text:span text:style-name="T2">with</text:span><text:span text:style-name="T6"> to work on the hearts/ and minds of the children of this generation, else it will never grow/ with their growth. <text:s/>I thought therefore that I would/ this morning mildly address the boys on a subject with/ which the decorum and imposingness of our worship/ are strictly connected./</text:span></text:p>
      <text:p text:style-name="P4"><text:span text:style-name="T6">Dear young brethren. <text:s/>I have noticed with pain that/ you don't understand the holiness of this place, in which/ we come together to pray, and </text:span><text:span text:style-name="T2">ask</text:span><text:span text:style-name="T6"> we choose one among our number/ to bless us and instruct us in the name of God. <text:s/>Now:/ suppose you went to a friend's house, and you were asked/ into the parlor, and you found there a great many persons,/ and you saw among them one, who was reading a book/ to the whole company, and all listened, or kept quiet,/ would you get up, after a little while, and with noisy steps,/</text:span></text:p>
      <text:p text:style-name="P4"><text:span text:style-name="T6"/></text:p>
      <text:p text:style-name="P4"><text:span text:style-name="T6">[Page 5]</text:span></text:p>
      <text:p text:style-name="P4"><text:span text:style-name="T6">leave the room, and come back again banging the/ parlor door, not caring a bit for the reader or for/ the company? <text:s/>I am sure you wouldn't. <text:s/>I am sure/ that you would be among the first to call whoever did/ so a very rude boy. <text:s/>Now: suppose that instead/ of being in your friend's house, you were in the house/ of the President of the United States, how much more/ careful you would then be. <text:s/>You would be afraid almost/ to </text:span><text:span text:style-name="T2">move</text:span><text:span text:style-name="T6"> turn on your seat, not to cause the least disturb-/-ance. <text:s/>Now consider, my boys: in a friend's house/ you would not rise to go, before all are ready to leave,/ so as not to be called unmmanerly[sic!]; in the house of the/ </text:span><text:span text:style-name="T2">a</text:span><text:span text:style-name="T6"> chief magistrate of your country you would not even move, </text:span><text:soft-page-break/><text:span text:style-name="T6">our of deep/ respect. <text:s/>This is the house of your greatest Friend, who/ gives you life and health and intelligence, but it is also/ the house of the</text:span><text:span text:style-name="T7">2</text:span><text:span text:style-name="T8"> King of Kings, the</text:span><text:span text:style-name="T7">1</text:span><text:span text:style-name="T8"> Ruler of all rulers./ <text:s/>We have dedicated it to God, and not to our amusement,/ to God and not to our ambition. <text:s/>We hoped that the/ Almighty who sees and is not seen, would let His/ spirit be with us, and receive our </text:span><text:span text:style-name="T3">su</text:span><text:span text:style-name="T8">petitions with favor./ <text:s/>For we were told that wherever we assemble to call upon/ His name, He would come to us and bless us./</text:span></text:p>
      <text:p text:style-name="P4"><text:span text:style-name="T8"/></text:p>
      <text:p text:style-name="P4"><text:span text:style-name="T8">[Page 6]</text:span></text:p>
      <text:p text:style-name="P4"><text:span text:style-name="T8">I know that </text:span><text:span text:style-name="T3">if</text:span><text:span text:style-name="T8"> some of you feel pleased when they/ are given an honor in this sacred place, that is a pleasure/ which I approve</text:span><text:span text:style-name="T3">d</text:span><text:span text:style-name="T8"> of. <text:s/>Some of you are proud to be called/ to the Law, soon after having become Bar Mitzvah,/ that is a pride </text:span><text:span text:style-name="T3">to be</text:span><text:span text:style-name="T8"> which deserves praise</text:span><text:span text:style-name="T3">d</text:span><text:span text:style-name="T8">. <text:s/>But not one of you/ ought to think that he is a man because he can strut/ about in the middle of the service, going in and out/ with an air which seems to say: "I don't care, </text:span><text:span text:style-name="T3">this</text:span><text:span text:style-name="T8">/ </text:span><text:span text:style-name="T3">place is like my own yard</text:span><text:span text:style-name="T8">, I can do as I like."/ <text:s/>No, my boys, that is not a sign of manliness, but/ of want of good-breeding, and, what is still worse, of/ the want of proper feelings for religion and for the divine/ worship. <text:s/>I trust that you understand why I have addressed/ you this morning, and you will form now behave respect-/-fully, not only when a Christian happens to drop/ in, but at all times./</text:span></text:p>
      <text:p text:style-name="P4"><text:span text:style-name="T8">While I am speaking on this subject, I remember that our/ next holiday will be the festival of Tabernacles. <text:s/>I noticed/ with </text:span><text:span text:style-name="T3">much pain</text:span><text:span text:style-name="T8"> great mortification that children run/ out of the synagogue wildly, both evenings and mornings, expecting to/ </text:span></text:p>
      <text:p text:style-name="P4"><text:span text:style-name="T8"/></text:p>
      <text:p text:style-name="P4"><text:span text:style-name="T8">[Page 7]</text:span></text:p>
      <text:p text:style-name="P4"><text:span text:style-name="T8">be among the first in the Succah. <text:s/>It is time that/ the fault is not always our boy's fault, that strange/ children flock in and conduct themselves very badly./ <text:s/>But I believe that if our own children kept in till old-/-er persons had moved on, they would shame the strangers/ into a good behaviour. <text:s/>There was a time when kind-hearted ladies/ and gentlemen used to send fine eatables in honor of/ the day and of the Succah, which reminds us of the/ mercy of God to our forefathers, who travelled[sic!] through/ wildernesses, and had no houses, but tents </text:span><text:span text:style-name="T3">to save them-</text:span><text:span text:style-name="T8"> and still they were sheltered/ </text:span><text:span text:style-name="T3">-selves</text:span><text:span text:style-name="T8"> from heat and frost. <text:s/>With much regret I was/ obliged to advise that we should put a stop to that,/ on account of the children's misconduct. <text:s/>Now, my boys,/ let me ask that you will set a good example to others,/ who don't belong to our congregation, and that during/ the coming holiday you will leave the Synagogue in a very/ orderly manner, wait till your turn comes for going in/ into the Succah, and when there, listen to the prayers,/ </text:span><text:span text:style-name="T3">and behave</text:span><text:span text:style-name="T8"> receive "what is given you with a polite/ bow, and always make room for those who are older/ than yourselves. <text:s/>I have said all I wished to say to you,/ and which I trust it will be enough for my purpose./</text:span></text:p>
      <text:p text:style-name="P4"><text:span text:style-name="T8"/></text:p>
      <text:p text:style-name="P4"><text:span text:style-name="T8">[Page 8]</text:span></text:p>
      <text:p text:style-name="P4"><text:span text:style-name="T8">From you parents I beg a favor. <text:s/>Exercise all/ the influence you possess to check the young; sup-/-plement my few words with intelligent explana-/-tions on the origin, the object, and the sanctity of/ the Synagogue. <text:s/>Give your sons and daughters the/ benefit of example as well as that of precept./ <text:s/>The season for admonitory sermons, has, thank Pro-/-vidence, passed away. <text:s/>May it not have come and/ gone without leaving a healthful impression. <text:s text:c="2"/>But/ I cannot sufficiently recommend</text:span><text:span text:style-name="T3">ing</text:span><text:span text:style-name="T8"> guarding against a tran-/-sitory effect. <text:s/>Let us improve the feelings aroused by/ New Year and the Day of Atonement; use our authority/ while our dear ones are still small, and under our/ absolute control. <text:s/>"Scolding lectures," as my lady/ friend, called one of mine, will not be needed,/ when fathers and mothers, aware of what they owe/ their offspring and Judaism, will </text:span><text:span text:style-name="T3">attend</text:span><text:span text:style-name="T8"> personally/ attend the worship, and supervise in the Syna-/gogue the conduct of their childr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31T15:50:34.34</meta:creation-date>
    <dc:date>2012-06-05T13:02:22.18</dc:date>
    <dc:creator>Penn Libraries</dc:creator>
    <meta:editing-duration>PT01H54M0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83" meta:word-count="1834" meta:character-count="10578"/>
  </office:meta>
</office:document-meta>
</file>